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D00000019A60585038.jpg" manifest:media-type="image/jpeg"/>
  <manifest:file-entry manifest:full-path="Pictures/10000000000002580000012C8D14DF29.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0BC000000340F542616.gif" manifest:media-type="image/gif"/>
  <manifest:file-entry manifest:full-path="Pictures/10000201000000C800000104620708B1.png" manifest:media-type="image/png"/>
  <manifest:file-entry manifest:full-path="Pictures/1000020100000BFF000003B1A52C248B.png" manifest:media-type="image/png"/>
  <manifest:file-entry manifest:full-path="Pictures/10000201000000FA0000004B9E6E88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fill="solid" draw:fill-color="#e6e64c" draw:textarea-horizontal-align="justify" draw:textarea-vertical-align="middle" draw:auto-grow-height="fals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fill="solid" draw:fill-color="#ccffff" draw:textarea-horizontal-align="justify" draw:textarea-vertical-align="middle" draw:auto-grow-height="false" fo:min-height="0cm" fo:min-width="0cm" fo:wrap-option="no-wrap"/>
    </style:style>
    <style:style style:name="gr9" style:family="graphic" style:parent-style-name="standard">
      <style:graphic-properties draw:fill="solid" draw:fill-color="#c0c0c0"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fill="none" draw:textarea-horizontal-align="justify" draw:textarea-vertical-align="middle" draw:auto-grow-height="false"/>
    </style:style>
    <style:style style:name="P1" style:family="paragraph">
      <style:paragraph-properties fo:text-align="center"/>
      <style:text-properties fo:font-size="32pt" style:font-size-asian="32pt" style:font-size-complex="32pt"/>
    </style:style>
    <style:style style:name="P2" style:family="paragraph">
      <style:paragraph-properties fo:text-align="center"/>
    </style:style>
    <style:style style:name="P3" style:family="paragraph">
      <style:paragraph-properties fo:text-align="center"/>
      <style:text-properties fo:font-size="28pt" fo:font-weight="bold" style:font-size-asian="28pt" style:font-weight-asian="bold" style:font-size-complex="28pt" style:font-weight-complex="bold"/>
    </style:style>
    <style:style style:name="P4" style:family="paragraph">
      <style:paragraph-properties fo:text-align="center"/>
      <style:text-properties fo:font-size="36pt" style:font-size-asian="36pt" style:font-size-complex="36pt"/>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paragraph-properties fo:text-align="center"/>
      <style:text-properties fo:font-size="48pt" fo:font-weight="bold" style:font-size-asian="48pt" style:font-weight-asian="bold" style:font-size-complex="48pt" style:font-weight-complex="bold"/>
    </style:style>
    <style:style style:name="P7" style:family="paragraph">
      <style:paragraph-properties fo:text-align="center"/>
      <style:text-properties fo:font-weight="normal" style:font-weight-asian="normal" style:font-weight-complex="normal"/>
    </style:style>
    <style:style style:name="P8" style:family="paragraph">
      <style:paragraph-properties fo:text-align="center"/>
      <style:text-properties fo:font-size="28pt" style:font-size-asian="28pt" style:font-size-complex="28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style:font-size-asian="32pt" style:font-size-complex="32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48pt" fo:font-weight="bold" style:font-size-asian="48pt" style:font-weight-asian="bold" style:font-size-complex="48pt" style:font-weight-complex="bold"/>
    </style:style>
    <style:style style:name="T5" style:family="text">
      <style:text-properties fo:font-size="36pt" style:font-size-asian="36pt" style:font-size-complex="36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11.646cm" svg:height="10.868cm" svg:x="-10.4cm" svg:y="4.974cm">
          <text:p text:style-name="P1"><text:span text:style-name="T1">Information</text:span></text:p>
          <text:p text:style-name="P1"><text:span text:style-name="T1"><text:s/></text:span><text:span text:style-name="T1">System</text:span></text:p>
          <text:p text:style-name="P1"><text:span text:style-name="T2"/></text:p>
          <text:p text:style-name="P1"><text:span text:style-name="T2">BookKeeping DB</text:span></text:p>
          <text:p text:style-name="P1"><text:span text:style-name="T2">+</text:span></text:p>
          <text:p text:style-name="P1"><text:span text:style-name="T2">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3" draw:id="id3" draw:layer="layout" svg:width="15.372cm" svg:height="6.676cm" svg:x="7.379cm" svg:y="9.399cm">
          <text:p/>
          <draw:enhanced-geometry svg:viewBox="0 0 21600 21600" draw:type="rectangle" draw:enhanced-path="M 0 0 L 21600 0 21600 21600 0 21600 0 0 Z N"/>
        </draw:custom-shape>
        <draw:frame draw:style-name="gr3" draw:text-style-name="P2" draw:layer="layout" svg:width="15.131cm" svg:height="4.657cm" svg:x="7.379cm" svg:y="10.564cm">
          <draw:image xlink:href="Pictures/1000020100000BFF000003B1A52C248B.png" xlink:type="simple" xlink:show="embed" xlink:actuate="onLoad">
            <text:p/>
          </draw:image>
        </draw:frame>
        <draw:custom-shape draw:style-name="gr2" draw:text-style-name="P3" draw:layer="layout" svg:width="6.29cm" svg:height="3.415cm" svg:x="7.378cm" svg:y="5.984cm">
          <text:p/>
          <draw:enhanced-geometry svg:viewBox="0 0 21600 21600" draw:type="rectangle" draw:enhanced-path="M 0 0 L 21600 0 21600 21600 0 21600 0 0 Z N"/>
        </draw:custom-shape>
        <draw:custom-shape draw:style-name="gr4" draw:text-style-name="P5" draw:layer="layout" svg:width="9.085cm" svg:height="3.415cm" svg:x="13.666cm" svg:y="5.983cm">
          <text:p text:style-name="P4"><text:span text:style-name="T3">SuperBDIRAC</text:span></text:p>
          <draw:enhanced-geometry svg:viewBox="0 0 21600 21600" draw:type="rectangle" draw:enhanced-path="M 0 0 L 21600 0 21600 21600 0 21600 0 0 Z N"/>
        </draw:custom-shape>
        <draw:frame draw:style-name="gr3" draw:text-style-name="P2" draw:layer="layout" svg:width="6.106cm" svg:height="1.731cm" svg:x="7.562cm" svg:y="6.76cm">
          <draw:image xlink:href="Pictures/10000000000000BC000000340F542616.gif" xlink:type="simple" xlink:show="embed" xlink:actuate="onLoad">
            <text:p/>
          </draw:image>
        </draw:frame>
        <draw:custom-shape draw:style-name="gr5" draw:text-style-name="P2" draw:layer="layout" svg:width="6.599cm" svg:height="1.32cm" svg:x="0.858cm" svg:y="6.9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6" xml:id="id1" draw:id="id1" draw:layer="layout" svg:width="11.723cm" svg:height="2.096cm" svg:x="-10.399cm" svg:y="16.929cm">
          <text:p text:style-name="P2"><text:span text:style-name="T4">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2" draw:layer="layout" draw:type="curve" svg:x1="-4.538cm" svg:y1="19.025cm" svg:x2="-5.625cm" svg:y2="20.47cm" draw:start-shape="id1" draw:start-glue-point="2" draw:end-shape="id2" draw:end-glue-point="4" svg:d="m-4538 19025c0 1084-1087 362-1087 1445" svg:viewBox="0 0 1088 1446">
          <text:p/>
        </draw:connector>
        <draw:connector draw:style-name="gr7" draw:text-style-name="P2" draw:layer="layout" draw:type="curve" svg:x1="15.065cm" svg:y1="16.075cm" svg:x2="8.032cm" svg:y2="19.025cm" draw:start-shape="id3" draw:start-glue-point="2" draw:end-shape="id4" draw:end-glue-point="0" svg:d="m15065 16075c0 2212-7033 738-7033 2950" svg:viewBox="0 0 7034 2951">
          <text:p/>
        </draw:connector>
        <draw:frame draw:style-name="gr3" draw:text-style-name="P2" draw:layer="layout" svg:width="6.366cm" svg:height="3.027cm" svg:x="0.703cm" svg:y="27.564cm">
          <draw:image xlink:href="Pictures/10000000000002580000012C8D14DF29.png" xlink:type="simple" xlink:show="embed" xlink:actuate="onLoad">
            <text:p/>
          </draw:image>
        </draw:frame>
        <draw:custom-shape draw:style-name="gr8" draw:text-style-name="P7" xml:id="id4" draw:id="id4" draw:layer="layout" svg:width="19.628cm" svg:height="8.867cm" svg:x="-1.782cm" svg:y="19.025cm">
          <text:p text:style-name="P2"><text:span text:style-name="T4">Distributed</text:span></text:p>
          <text:p text:style-name="P2"><text:span text:style-name="T4">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xml:id="id2" draw:id="id2" draw:layer="layout" svg:width="9.394cm" svg:height="6.395cm" svg:x="-10.322cm" svg:y="20.47cm">
          <text:p text:style-name="P4"><text:span text:style-name="T3">Job Wrapper</text:span></text:p>
          <text:p text:style-name="P4"><text:span text:style-name="T5">(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6.845cm" svg:height="2.053cm" svg:x="-5.444cm" svg:y="28.383cm">
            <draw:image xlink:href="Pictures/10000201000000FA0000004B9E6E880D.png" xlink:type="simple" xlink:show="embed" xlink:actuate="onLoad">
              <text:p/>
            </draw:image>
          </draw:frame>
          <draw:custom-shape draw:style-name="gr10" draw:text-style-name="P8" draw:layer="layout" svg:width="9.705cm" svg:height="4.968cm" svg:x="-3.417cm" svg:y="26.061cm">
            <text:p text:style-name="P2"><text:span text:style-name="T6"/></text:p>
            <text:p text:style-name="P2"><text:span text:style-name="T6">CLOUD</text:span></text:p>
            <text:p text:style-name="P2"><text:span text:style-name="T7"/></text:p>
            <text:p text:style-name="P2"><text:span text:style-name="T7"/></text:p>
            <text:p text:style-name="P2"><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3" draw:layer="layout" svg:width="4.968cm" svg:height="4.968cm" svg:x="17.267cm" svg:y="21.869cm">
          <text:p text:style-name="P8"><text:span text:style-name="T6">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curve" svg:x1="17.846cm" svg:y1="23.458cm" svg:x2="17.846cm" svg:y2="23.458cm" draw:start-shape="id4" draw:start-glue-point="1" draw:end-shape="id4" draw:end-glue-point="1" svg:d="m17846 23458" svg:viewBox="0 0 1 1">
          <text:p/>
        </draw:connector>
        <draw:frame draw:style-name="gr3" draw:text-style-name="P2" draw:layer="layout" svg:width="8.413cm" svg:height="3.515cm" svg:x="16.257cm" svg:y="17.988cm">
          <draw:image xlink:href="Pictures/1000020100000500000002173CFF365F.png" xlink:type="simple" xlink:show="embed" xlink:actuate="onLoad">
            <text:p/>
          </draw:image>
        </draw:frame>
        <draw:custom-shape draw:style-name="gr5" draw:text-style-name="P2" draw:layer="layout" svg:width="1.552cm" svg:height="1.475cm" svg:x="-5.275cm" svg:y="15.5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1.552cm" svg:height="1.475cm" svg:x="-1.627cm" svg:y="15.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1.553cm" svg:height="1.475cm" svg:x="-8.925cm" svg:y="15.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1.553cm" svg:height="1.475cm" svg:x="-5.276cm" svg:y="15.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2" draw:layer="layout" svg:width="6.622cm" svg:height="3.726cm" svg:x="6.658cm" svg:y="28.139cm">
          <draw:image xlink:href="Pictures/100000000000078000000438391B17A0.jpg" xlink:type="simple" xlink:show="embed" xlink:actuate="onLoad">
            <text:p/>
          </draw:image>
        </draw:frame>
        <draw:frame draw:style-name="gr3" draw:text-style-name="P2" draw:layer="layout" svg:width="3.921cm" svg:height="5.1cm" svg:x="13.179cm" svg:y="26.299cm">
          <draw:image xlink:href="Pictures/10000201000000C800000104620708B1.png" xlink:type="simple" xlink:show="embed" xlink:actuate="onLoad">
            <text:p/>
          </draw:image>
        </draw:frame>
        <draw:frame draw:style-name="gr3" draw:text-style-name="P2" draw:layer="layout" svg:width="5.474cm" svg:height="3.113cm" svg:x="8.288cm" svg:y="31.787cm">
          <draw:image xlink:href="Pictures/10000000000002D00000019A60585038.jpg" xlink:type="simple" xlink:show="embed" xlink:actuate="onLoad">
            <text:p/>
          </draw:image>
        </draw:frame>
        <draw:custom-shape draw:style-name="gr10" draw:text-style-name="P5" draw:layer="layout" svg:width="12.9cm" svg:height="10.7cm" svg:x="6.3cm" svg:y="25.1cm">
          <text:p text:style-name="P2"><text:span text:style-name="T3">GRID <text:s text:c="3"/></text:span></text:p>
          <text:p text:style-name="P2"><text:span text:style-name="T3"/></text:p>
          <text:p text:style-name="P2"><text:span text:style-name="T3"/></text:p>
          <text:p text:style-name="P2"><text:span text:style-name="T3"/></text:p>
          <text:p text:style-name="P2"><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30:30</meta:creation-date>
    <dc:date>2013-10-11T18:10:30</dc:date>
    <dc:creator>Bruno Santeramo</dc:creator>
    <meta:editing-duration>PT48M55S</meta:editing-duration>
    <meta:editing-cycles>1</meta:editing-cycles>
    <meta:document-statistic meta:object-count="27"/>
    <meta:generator>LibreOffice/3.5$Linux_X86_64 LibreOffice_project/350m1$Build-2</meta:generator>
  </office:meta>
</office:document-meta>
</file>